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e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'Empereur Trajan, qui a régné sur l'Empire romain de 98 à 117 de notre ère, est souvent considéré comme l'un des plus grands souverains de l'histoire romaine. Son règne a été marqué par des réalisations remarquables dans les domaines militaires, administratifs et architecturaux, ce qui en fait une période d'apogée pour l'Empire.</text:p>
      <text:p text:style-name="Standard"/>
      <text:p text:style-name="Standard">Trajan est né en Hispanie (l'actuelle Espagne) en 53 après J.-C. Il a gravi les échelons de la hiérarchie militaire romaine avant de devenir empereur à l'âge de 45 ans. Dès le début de son règne, Trajan a entrepris de vastes campagnes militaires pour étendre les frontières de l'Empire romain.</text:p>
      <text:p text:style-name="Standard"/>
      <text:p text:style-name="Standard">L'une des réalisations les plus célèbres de Trajan a été la conquête de la Dacie, une région située dans l'actuelle Roumanie. Cette campagne militaire a abouti à la création de la province romaine de Dacie et a apporté d'immenses richesses à l'Empire. Trajan a également mené des campagnes victorieuses en Orient, en prenant le contrôle de territoires tels que la Mésopotamie et la Palestine.</text:p>
      <text:p text:style-name="Standard"/>
      <text:p text:style-name="Standard">Outre ses succès militaires, Trajan était un administrateur habile. Il a réformé l'administration de l'Empire, augmentant l'efficacité et la transparence du gouvernement central. Il a également mis en place des programmes de bien-être social pour le peuple romain, distribuant des vivres et finançant des projets de construction à travers l'Empire.</text:p>
      <text:p text:style-name="Standard"/>
      <text:p text:style-name="Standard">L'une des réalisations les plus impressionnantes de Trajan a été la construction du Forum de Trajan à Rome. Ce complexe architectural massif comprenait une grande place entourée de portiques, une basilique, des bibliothèques et une colonne commémorative haute de 38 mètres. La colonne de Trajan, ornée de bas-reliefs illustrant les campagnes militaires de l'empereur, est un témoignage remarquable de l'art romain.</text:p>
      <text:p text:style-name="Standard"/>
      <text:p text:style-name="Standard">Sous le règne de Trajan, l'Empire romain a atteint son extension maximale, s'étendant de l'Atlantique à l'Euphrate et de la Bretagne à l'Égypte. Cette période a été marquée par une relative stabilité et prospérité économique, ainsi que par une politique d'intégration des provinces nouvellement conquises dans l'administration romaine.</text:p>
      <text:p text:style-name="Standard"/>
      <text:p text:style-name="Standard">Cependant, malgré ces réalisations remarquables, le règne de Trajan a également été marqué par des controverses et des critiques. Les campagnes militaires coûteuses ont entraîné une pression fiscale accrue sur l'Empire et ont parfois conduit à des tensions avec le Sénat romain. De plus, la politique d'intégration des provinces a entraîné une romanisation forcée de certaines cultures indigènes, ce qui a suscité des résistances.</text:p>
      <text:p text:style-name="Standard"/>
      <text:p text:style-name="Standard"><text:span text:style-name="T1">I</text:span>l tomba malade en Cilicie lors de son retour vers Rome. Sentant sa fin proche, Trajan adopta Publius Aelius Hadrianus comme héritier. Il succomba à sa maladie avant de pouvoir rentrer à Rome, laissant derrière lui un empire prospère et une légende immortel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5-23T15:09:12.350628985</meta:creation-date>
    <dc:date>2023-05-23T15:14:48.924578856</dc:date>
    <dc:creator>Vincent Keller</dc:creator>
    <meta:editing-duration>PT5M37S</meta:editing-duration>
    <meta:editing-cycles>2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8" meta:word-count="432" meta:character-count="2803" meta:non-whitespace-character-count="2379"/>
  </office:meta>
</office:document-meta>
</file>